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2D000057750000497E5EDE4975.svm"/>
  <manifest:file-entry manifest:media-type="" manifest:full-path="Pictures/200001C30000A4C7000064D9AE8FF765.svm"/>
  <manifest:file-entry manifest:media-type="" manifest:full-path="Pictures/200001AA0000887200005B1978E811A2.svm"/>
  <manifest:file-entry manifest:media-type="" manifest:full-path="Pictures/2000025C0000A4C700008E69F812925B.svm"/>
  <manifest:file-entry manifest:media-type="" manifest:full-path="Pictures/200001A0000089C9000052418126D8A4.svm"/>
  <manifest:file-entry manifest:media-type="" manifest:full-path="Pictures/200001130000588600004A7A977478E6.svm"/>
  <manifest:file-entry manifest:media-type="" manifest:full-path="Pictures/2000018300007C27000052100BEED64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0.943cm"/>
    </style:style>
    <style:style style:name="pr5" style:family="presentation" style:parent-style-name="Default-title">
      <style:graphic-properties fo:min-height="1.578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6.714cm" svg:x="0.033cm" svg:y="4.179cm">
          <draw:image xlink:href="Pictures/200001A0000089C9000052418126D8A4.svm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1">Operation Invocation (String Annot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1">Operation Invocation (AST in contents)</text:span></text:p>
          </draw:text-box>
        </draw:frame>
        <draw:frame draw:style-name="gr1" draw:text-style-name="P1" draw:layer="layout" svg:width="29.845cm" svg:height="19.685cm" svg:x="-0.635cm" svg:y="2.54cm">
          <draw:image xlink:href="Pictures/2000018300007C27000052100BEED64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8.376cm" svg:height="20.955cm" svg:x="0.199cm" svg:y="1.27cm">
          <draw:image xlink:href="Pictures/200001130000588600004A7A977478E6.svm" xlink:type="simple" xlink:show="embed" xlink:actuate="onLoad">
            <text:p/>
          </draw:image>
        </draw:frame>
        <draw:frame presentation:style-name="pr4" draw:text-style-name="P3" draw:layer="layout" svg:width="25.199cm" svg:height="1.258cm" svg:x="1.4cm" svg:y="0.804cm" presentation:class="title" presentation:user-transformed="true">
          <draw:text-box>
            <text:p><text:span text:style-name="T2">OperationCallExp with AST in cont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5.563cm" svg:height="20.718cm" svg:x="1.107cm" svg:y="1.507cm">
          <draw:image xlink:href="Pictures/2000012D000057750000497E5EDE4975.svm" xlink:type="simple" xlink:show="embed" xlink:actuate="onLoad">
            <text:p/>
          </draw:image>
        </draw:frame>
        <draw:frame presentation:style-name="pr5" draw:text-style-name="P3" draw:layer="layout" svg:width="25.199cm" svg:height="1.578cm" svg:x="1.4cm" svg:y="0.962cm" presentation:class="title" presentation:user-transformed="true">
          <draw:text-box>
            <text:p><text:span text:style-name="T2">OperationCallExp w/ dynamically compiled 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4" draw:layer="layout" svg:width="25.199cm" svg:height="1.578cm" svg:x="1.4cm" svg:y="0.962cm" presentation:class="title" presentation:user-transformed="true">
          <draw:text-box>
            <text:p><text:span text:style-name="T3">OperationCallExp w/ String annotation, Cache Miss</text:span></text:p>
          </draw:text-box>
        </draw:frame>
        <draw:frame draw:style-name="gr1" draw:text-style-name="P1" draw:layer="layout" svg:width="24.765cm" svg:height="19.685cm" svg:x="1.27cm" svg:y="1.84cm">
          <draw:image xlink:href="Pictures/2000025C0000A4C700008E69F812925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3" draw:layer="layout" svg:width="25.199cm" svg:height="1.578cm" svg:x="1.4cm" svg:y="0.962cm" presentation:class="title" presentation:user-transformed="true">
          <draw:text-box>
            <text:p><text:span text:style-name="T2">OperationCallExp w/ String annotation, Cache Hit</text:span></text:p>
          </draw:text-box>
        </draw:frame>
        <draw:frame draw:style-name="gr1" draw:text-style-name="P1" draw:layer="layout" svg:width="29.174cm" svg:height="19.281cm" svg:x="-0.635cm" svg:y="1.915cm">
          <draw:image xlink:href="Pictures/200001C30000A4C7000064D9AE8FF76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3" draw:layer="layout" svg:width="25.199cm" svg:height="1.578cm" svg:x="1.4cm" svg:y="0.962cm" presentation:class="title" presentation:user-transformed="true">
          <draw:text-box>
            <text:p><text:span text:style-name="T4">Proposed</text:span><text:span text:style-name="T2"> OperationCallExp w/ String annotation</text:span></text:p>
          </draw:text-box>
        </draw:frame>
        <draw:frame draw:style-name="gr1" draw:text-style-name="P1" draw:layer="layout" svg:width="27.999cm" svg:height="18.693cm" svg:x="0.635cm" svg:y="2.897cm">
          <draw:image xlink:href="Pictures/200001AA0000887200005B1978E811A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Summary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Proposal</text:p>
                <text:list>
                  <text:list-item>
                    <text:p>Consistent storage of compiled AST in Eannotation.getContents()</text:p>
                  </text:list-item>
                  <text:list-item>
                    <text:p>Transient (as cache)</text:p>
                  </text:list-item>
                  <text:list-item>
                    <text:p>Persistent (pre-compiled)</text:p>
                  </text:list-item>
                </text:list>
              </text:list-item>
              <text:list-item>
                <text:p>Benefits</text:p>
                <text:list>
                  <text:list-item>
                    <text:p>Code simplification</text:p>
                  </text:list-item>
                  <text:list-item>
                    <text:p>Accelerated OperationCallExp evaluation</text:p>
                  </text:list-item>
                  <text:list-item>
                    <text:p>Strategic enabling of persistent pre-compi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xel Uhl</meta:initial-creator>
    <meta:creation-date>2010-11-09T22:55:56.02</meta:creation-date>
    <meta:editing-duration>PT01H16M03S</meta:editing-duration>
    <meta:editing-cycles>18</meta:editing-cycles>
    <dc:date>2010-11-10T00:03:34.55</dc:date>
    <dc:creator>Axel Uhl</dc:creator>
    <meta:generator>OpenOffice.org/3.2$Win32 OpenOffice.org_project/320m18$Build-9502</meta:generator>
    <meta:document-statistic meta:object-count="53"/>
  </office:meta>
</office:document-meta>
</file>